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/>
        </mtd>
      </mtr>
      <mtr>
        <mtd>
          <mtext>Because we have 2 equations and 2 unknowns,</mtext>
        </mtd>
      </mtr>
      <mtr>
        <mtd>
          <mtext>       we can find unique solutions for</mtext>
        </mtd>
      </mtr>
      <mtr>
        <mtd>
          <mtext>       the slope m and the y intercept b</mtext>
        </mtd>
      </mtr>
      <mtr>
        <mtd>
          <mrow/>
        </mtd>
      </mtr>
      <mtr>
        <mtd>
          <mrow>
            <msub>
              <mi>m</mi>
              <mn>1</mn>
            </msub>
            <mrow>
              <mrow>
                <msub>
                  <mi>x</mi>
                  <mn>1</mn>
                </msub>
                <mo stretchy="false">+</mo>
                <msub>
                  <mi>b</mi>
                  <mn>1</mn>
                </msub>
              </mrow>
              <mo stretchy="false">=</mo>
              <msub>
                <mi>y</mi>
                <mn>1</mn>
              </msub>
            </mrow>
          </mrow>
        </mtd>
      </mtr>
      <mtr>
        <mtd>
          <mrow>
            <msub>
              <mi>m</mi>
              <mn>1</mn>
            </msub>
            <mrow>
              <mrow>
                <msub>
                  <mi>x</mi>
                  <mn>2</mn>
                </msub>
                <mo stretchy="false">+</mo>
                <msub>
                  <mi>b</mi>
                  <mn>1</mn>
                </msub>
              </mrow>
              <mo stretchy="false">=</mo>
              <msub>
                <mi>y</mi>
                <mn>2</mn>
              </msub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sub>
                        <mi>x</mi>
                        <mn>1</mn>
                      </msub>
                    </mtd>
                    <mtd>
                      <mn>1</mn>
                    </mtd>
                  </mtr>
                  <mtr>
                    <mtd>
                      <msub>
                        <mi>x</mi>
                        <mn>2</mn>
                      </msub>
                    </mtd>
                    <mtd>
                      <mn>1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m</mi>
                          <mn>1</mn>
                        </msub>
                      </mtd>
                    </mtr>
                    <mtr>
                      <mtd>
                        <msub>
                          <mi>b</mi>
                          <mn>1</mn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y</mi>
                          <mn>1</mn>
                        </msub>
                      </mtd>
                    </mtr>
                    <mtr>
                      <mtd>
                        <msub>
                          <mi>y</mi>
                          <mn>2</mn>
                        </msub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/>
        </mtd>
      </mtr>
      <mtr>
        <mtd>
          <mrow>
            <mrow>
              <msub>
                <mi>G</mi>
                <mn>1</mn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n>1</mn>
                        </msub>
                      </mtd>
                      <mtd>
                        <mn>1</mn>
                      </mtd>
                    </mtr>
                    <mtr>
                      <mtd>
                        <msub>
                          <mi>x</mi>
                          <mn>2</mn>
                        </msub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i>,</mi>
            <mspace width="6em"/>
            <mrow>
              <mover accent="true">
                <msub>
                  <mi>Z</mi>
                  <mn>1</mn>
                </msub>
                <mo stretchy="false">⃗</mo>
              </mover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m</mi>
                          <mn>1</mn>
                        </msub>
                      </mtd>
                    </mtr>
                    <mtr>
                      <mtd>
                        <msub>
                          <mi>b</mi>
                          <mn>1</mn>
                        </msub>
                      </mtd>
                    </mtr>
                  </mtable>
                </mrow>
                <mo fence="true" stretchy="true">]</mo>
              </mrow>
            </mrow>
            <mi>,</mi>
            <mspace width="6em"/>
            <mrow>
              <mover accent="true">
                <msub>
                  <mi>Y</mi>
                  <mn>1</mn>
                </msub>
                <mo stretchy="false">⃗</mo>
              </mover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y</mi>
                          <mn>1</mn>
                        </msub>
                      </mtd>
                    </mtr>
                    <mtr>
                      <mtd>
                        <msub>
                          <mi>y</mi>
                          <mn>2</mn>
                        </msub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/>
        </mtd>
      </mtr>
      <mtr>
        <mtd>
          <mrow>
            <msub>
              <mi>G</mi>
              <mn>1</mn>
            </msub>
            <mrow>
              <mover accent="true">
                <msub>
                  <mi>Z</mi>
                  <mn>1</mn>
                </msub>
                <mo stretchy="false">⃗</mo>
              </mover>
              <mo stretchy="false">=</mo>
              <mover accent="true">
                <msub>
                  <mi>Y</mi>
                  <mn>1,</mn>
                </msub>
                <mo stretchy="false">⃗</mo>
              </mover>
            </mrow>
            <mspace width="4em"/>
            <mtext>where</mtext>
            <mspace width="4em"/>
            <msub>
              <mi>Y</mi>
              <mn>1</mn>
            </msub>
            <mrow>
              <mspace width="2em"/>
              <mo stretchy="false">∈</mo>
              <mspace width="2em"/>
            </mrow>
            <mi mathvariant="italic">ColumnSpace</mi>
            <mrow>
              <mo fence="true" stretchy="false">(</mo>
              <mrow>
                <msub>
                  <mi>G</mi>
                  <mn>1</mn>
                </msub>
              </mrow>
              <mo fence="true" stretchy="false">)</mo>
            </mrow>
          </mrow>
        </mtd>
      </mtr>
      <mtr>
        <mtd>
          <mrow/>
        </mtd>
      </mtr>
      <mtr>
        <mtd>
          <mtext>Now assume that we have system and/or measurement errors.</mtext>
        </mtd>
      </mtr>
      <mtr>
        <mtd>
          <mrow>
            <mtext>To determine better estimates for new </mtext>
            <msub>
              <mi>m</mi>
              <mn>2</mn>
            </msub>
            <mtext> and </mtext>
            <msub>
              <mi>b</mi>
              <mn>2</mn>
            </msub>
            <mtext>, we take many</mtext>
          </mrow>
        </mtd>
      </mtr>
      <mtr>
        <mtd>
          <mtext>measurements to help average out the errors.</mtext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sub>
                        <mi>x</mi>
                        <mn>1</mn>
                      </msub>
                    </mtd>
                    <mtd>
                      <mn>1</mn>
                    </mtd>
                  </mtr>
                  <mtr>
                    <mtd>
                      <msub>
                        <mi>x</mi>
                        <mn>2</mn>
                      </msub>
                    </mtd>
                    <mtd>
                      <mn>1</mn>
                    </mtd>
                  </mtr>
                  <mtr>
                    <mtd>
                      <msub>
                        <mi>x</mi>
                        <mn>3</mn>
                      </msub>
                    </mtd>
                    <mtd>
                      <mn>1</mn>
                    </mtd>
                  </mtr>
                  <mtr>
                    <mtd>
                      <msub>
                        <mi>x</mi>
                        <mn>4</mn>
                      </msub>
                    </mtd>
                    <mtd>
                      <mn>1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m</mi>
                          <mn>2</mn>
                        </msub>
                      </mtd>
                    </mtr>
                    <mtr>
                      <mtd>
                        <msub>
                          <mi>b</mi>
                          <mn>2</mn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y</mi>
                          <mn>1</mn>
                        </msub>
                      </mtd>
                    </mtr>
                    <mtr>
                      <mtd>
                        <msub>
                          <mi>y</mi>
                          <mn>2</mn>
                        </msub>
                      </mtd>
                    </mtr>
                    <mtr>
                      <mtd>
                        <msub>
                          <mi>y</mi>
                          <mn>3</mn>
                        </msub>
                      </mtd>
                    </mtr>
                    <mtr>
                      <mtd>
                        <msub>
                          <mi>y</mi>
                          <mn>4</mn>
                        </msub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/>
        </mtd>
      </mtr>
      <mtr>
        <mtd>
          <mrow>
            <mrow>
              <msub>
                <mi>G</mi>
                <mn>2</mn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n>1</mn>
                        </msub>
                      </mtd>
                      <mtd>
                        <mn>1</mn>
                      </mtd>
                    </mtr>
                    <mtr>
                      <mtd>
                        <msub>
                          <mi>x</mi>
                          <mn>2</mn>
                        </msub>
                      </mtd>
                      <mtd>
                        <mn>1</mn>
                      </mtd>
                    </mtr>
                    <mtr>
                      <mtd>
                        <msub>
                          <mi>x</mi>
                          <mn>3</mn>
                        </msub>
                      </mtd>
                      <mtd>
                        <mn>1</mn>
                      </mtd>
                    </mtr>
                    <mtr>
                      <mtd>
                        <msub>
                          <mi>x</mi>
                          <mn>4</mn>
                        </msub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space width="6em"/>
            <mrow>
              <mover accent="true">
                <msub>
                  <mi>Z</mi>
                  <mn>2</mn>
                </msub>
                <mo stretchy="false">⃗</mo>
              </mover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m</mi>
                          <mn>2</mn>
                        </msub>
                      </mtd>
                    </mtr>
                    <mtr>
                      <mtd>
                        <msub>
                          <mi>b</mi>
                          <mn>2</mn>
                        </msub>
                      </mtd>
                    </mtr>
                  </mtable>
                </mrow>
                <mo fence="true" stretchy="true">]</mo>
              </mrow>
            </mrow>
            <mi>,</mi>
            <mspace width="6em"/>
            <mrow>
              <mover accent="true">
                <msub>
                  <mi>Y</mi>
                  <mn>2</mn>
                </msub>
                <mo stretchy="false">⃗</mo>
              </mover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y</mi>
                          <mn>1</mn>
                        </msub>
                      </mtd>
                    </mtr>
                    <mtr>
                      <mtd>
                        <msub>
                          <mi>y</mi>
                          <mn>2</mn>
                        </msub>
                      </mtd>
                    </mtr>
                    <mtr>
                      <mtd>
                        <msub>
                          <mi>y</mi>
                          <mn>3</mn>
                        </msub>
                      </mtd>
                    </mtr>
                    <mtr>
                      <mtd>
                        <msub>
                          <mi>y</mi>
                          <mn>4</mn>
                        </msub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/>
        </mtd>
      </mtr>
      <mtr>
        <mtd>
          <mrow>
            <mspace width="4em"/>
            <msub>
              <mi>G</mi>
              <mn>2</mn>
            </msub>
            <mover accent="true">
              <msub>
                <mi>Z</mi>
                <mn>2</mn>
              </msub>
              <mo stretchy="false">⃗</mo>
            </mover>
            <mrow>
              <mspace width="2em"/>
              <mo stretchy="false">≠</mo>
              <mspace width="2em"/>
            </mrow>
            <mover accent="true">
              <msub>
                <mi>Y</mi>
                <mn>2,</mn>
              </msub>
              <mo stretchy="false">⃗</mo>
            </mover>
            <mspace width="4em"/>
            <mtext>where</mtext>
            <mspace width="4em"/>
            <mover accent="true">
              <msub>
                <mi>Y</mi>
                <mn>2</mn>
              </msub>
              <mo stretchy="false">⃗</mo>
            </mover>
            <mrow>
              <mspace width="2em"/>
              <mo stretchy="false">∉</mo>
              <mspace width="2em"/>
            </mrow>
            <mi mathvariant="italic">ColumnSpace</mi>
            <mrow>
              <mo fence="true" stretchy="false">(</mo>
              <mrow>
                <msub>
                  <mi>G</mi>
                  <mn>2</mn>
                </msub>
              </mrow>
              <mo fence="true" stretchy="false">)</mo>
            </mrow>
          </mrow>
        </mtd>
      </mtr>
      <mtr>
        <mtd>
          <mrow/>
        </mtd>
      </mtr>
      <mtr>
        <mtd>
          <mrow>
            <mtext>But, there is a way to find a </mtext>
            <mover accent="true">
              <msup>
                <mi>Z</mi>
                <mtext>*</mtext>
              </msup>
              <mo stretchy="false">⃗</mo>
            </mover>
            <mtext> that minimizes the error to </mtext>
            <mover accent="true">
              <msub>
                <mi>Y</mi>
                <mn>2</mn>
              </msub>
              <mo stretchy="false">⃗</mo>
            </mover>
          </mrow>
        </mtd>
      </mtr>
      <mtr>
        <mtd>
          <mrow>
            <mtext>as </mtext>
            <msub>
              <mi>G</mi>
              <mn>2</mn>
            </msub>
            <mover accent="true">
              <msup>
                <mi>Z</mi>
                <mtext>*</mtext>
              </msup>
              <mo stretchy="false">⃗</mo>
            </mover>
            <mtext> passes thru the column space of </mtext>
            <msub>
              <mi>G</mi>
              <mn>2</mn>
            </msub>
            <mtext>,</mtext>
          </mrow>
        </mtd>
      </mtr>
      <mtr>
        <mtd>
          <mtext>which is done by minimizing </mtext>
        </mtd>
      </mtr>
      <mtr>
        <mtd>
          <mrow/>
        </mtd>
      </mtr>
      <mtr>
        <mtd>
          <mrow>
            <mo fence="true" stretchy="false">‖</mo>
            <mrow>
              <mrow>
                <mspace width="2em"/>
                <mover accent="true">
                  <msub>
                    <mi>Y</mi>
                    <mn>2</mn>
                  </msub>
                  <mo stretchy="false">⃗</mo>
                </mover>
                <mrow>
                  <mspace width="2em"/>
                  <mo stretchy="false">−</mo>
                  <mspace width="2em"/>
                </mrow>
                <msub>
                  <mi>G</mi>
                  <mn>2</mn>
                </msub>
                <mover accent="true">
                  <msubsup>
                    <mi>Z</mi>
                    <mn>2</mn>
                    <mtext>*</mtext>
                  </msubsup>
                  <mo stretchy="false">⃗</mo>
                </mover>
                <mspace width="2em"/>
              </mrow>
            </mrow>
            <mo fence="true" stretchy="false">‖</mo>
          </mrow>
        </mtd>
      </mtr>
      <mtr>
        <mtd>
          <mrow/>
        </mtd>
      </mtr>
      <mtr>
        <mtd>
          <mrow>
            <msub>
              <mi>G</mi>
              <mn>2</mn>
            </msub>
            <mover accent="true">
              <msubsup>
                <mi>Z</mi>
                <mn>2</mn>
                <mtext>*</mtext>
              </msubsup>
              <mo stretchy="false">⃗</mo>
            </mover>
            <mrow>
              <mspace width="2em"/>
              <mo stretchy="false">=</mo>
              <mspace width="2em"/>
            </mrow>
            <msub>
              <mi mathvariant="italic">proj</mi>
              <mrow>
                <msub>
                  <mi>C</mi>
                  <mi>S</mi>
                </msub>
                <mrow>
                  <mo fence="true" stretchy="false">(</mo>
                  <mrow>
                    <msub>
                      <mi>G</mi>
                      <mn>2</mn>
                    </msub>
                  </mrow>
                  <mo fence="true" stretchy="false">)</mo>
                </mrow>
              </mrow>
            </msub>
            <mover accent="true">
              <msub>
                <mi>Y</mi>
                <mn>2</mn>
              </msub>
              <mo stretchy="false">⃗</mo>
            </mover>
            <mspace width="6em"/>
            <mrow>
              <mo fence="true" stretchy="false">(</mo>
              <mrow>
                <mrow>
                  <mi mathvariant="italic">eqn</mi>
                  <mspace width="2em"/>
                  <mn>1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>Meaning that </mtext>
            <msub>
              <mi>G</mi>
              <mn>2</mn>
            </msub>
            <mover accent="true">
              <msubsup>
                <mi>Z</mi>
                <mn>2</mn>
                <mtext>*</mtext>
              </msubsup>
              <mo stretchy="false">⃗</mo>
            </mover>
            <mtext>  is just the projection of  </mtext>
            <mover accent="true">
              <msub>
                <mi>Y</mi>
                <mn>2</mn>
              </msub>
              <mo stretchy="false">⃗</mo>
            </mover>
          </mrow>
        </mtd>
      </mtr>
      <mtr>
        <mtd>
          <mrow>
            <mtext>back into the column space of </mtext>
            <msub>
              <mi>G</mi>
              <mn>2</mn>
            </msub>
          </mrow>
        </mtd>
      </mtr>
      <mtr>
        <mtd>
          <mrow/>
        </mtd>
      </mtr>
      <mtr>
        <mtd>
          <mrow>
            <mtext>Now, all orthogonal projections from </mtext>
            <msub>
              <mi>G</mi>
              <mn>2</mn>
            </msub>
            <mover accent="true">
              <msubsup>
                <mi>Z</mi>
                <mn>2</mn>
                <mtext>*</mtext>
              </msubsup>
              <mo stretchy="false">⃗</mo>
            </mover>
            <mtext> to </mtext>
            <mover accent="true">
              <msub>
                <mi>Y</mi>
                <mn>2</mn>
              </msub>
              <mo stretchy="false">⃗</mo>
            </mover>
            <mtext> are </mtext>
          </mrow>
        </mtd>
      </mtr>
      <mtr>
        <mtd>
          <mrow/>
        </mtd>
      </mtr>
      <mtr>
        <mtd>
          <mrow>
            <msub>
              <mi>G</mi>
              <mn>2</mn>
            </msub>
            <mrow>
              <mover accent="true">
                <msubsup>
                  <mi>Z</mi>
                  <mn>2</mn>
                  <mtext>*</mtext>
                </msubsup>
                <mo stretchy="false">⃗</mo>
              </mover>
              <mo stretchy="false">−</mo>
              <mover accent="true">
                <msub>
                  <mi>Y</mi>
                  <mn>2,</mn>
                </msub>
                <mo stretchy="false">⃗</mo>
              </mover>
            </mrow>
          </mrow>
        </mtd>
      </mtr>
      <mtr>
        <mtd>
          <mrow/>
        </mtd>
      </mtr>
      <mtr>
        <mtd>
          <mrow>
            <mtext>so let's subtract </mtext>
            <mover accent="true">
              <msub>
                <mi>Y</mi>
                <mn>2</mn>
              </msub>
              <mo stretchy="false">⃗</mo>
            </mover>
            <mtext> from both sides of equation 1 to form equation 2</mtext>
          </mrow>
        </mtd>
      </mtr>
      <mtr>
        <mtd>
          <mrow/>
        </mtd>
      </mtr>
      <mtr>
        <mtd>
          <mrow>
            <msub>
              <mi>G</mi>
              <mn>2</mn>
            </msub>
            <mrow>
              <mover accent="true">
                <msubsup>
                  <mi>Z</mi>
                  <mn>2</mn>
                  <mtext>*</mtext>
                </msubsup>
                <mo stretchy="false">⃗</mo>
              </mover>
              <mo stretchy="false">−</mo>
              <mover accent="true">
                <msub>
                  <mi>Y</mi>
                  <mn>2</mn>
                </msub>
                <mo stretchy="false">⃗</mo>
              </mover>
            </mrow>
            <mrow>
              <mspace width="2em"/>
              <mo stretchy="false">=</mo>
              <mspace width="2em"/>
            </mrow>
            <msub>
              <mi mathvariant="italic">proj</mi>
              <mrow>
                <msub>
                  <mi>C</mi>
                  <mi>S</mi>
                </msub>
                <mrow>
                  <mo fence="true" stretchy="false">(</mo>
                  <mrow>
                    <msub>
                      <mi>G</mi>
                      <mn>2</mn>
                    </msub>
                  </mrow>
                  <mo fence="true" stretchy="false">)</mo>
                </mrow>
              </mrow>
            </msub>
            <mrow>
              <mover accent="true">
                <msub>
                  <mi>Y</mi>
                  <mn>2</mn>
                </msub>
                <mo stretchy="false">⃗</mo>
              </mover>
              <mo stretchy="false">−</mo>
              <mover accent="true">
                <msub>
                  <mi>Y</mi>
                  <mn>2</mn>
                </msub>
                <mo stretchy="false">⃗</mo>
              </mover>
            </mrow>
            <mspace width="6em"/>
            <mrow>
              <mo fence="true" stretchy="false">(</mo>
              <mrow>
                <mrow>
                  <mi mathvariant="italic">eqn</mi>
                  <mspace width="2em"/>
                  <mn>2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text>Now as just stated, </mtext>
        </mtd>
      </mtr>
      <mtr>
        <mtd>
          <mrow/>
        </mtd>
      </mtr>
      <mtr>
        <mtd>
          <mrow>
            <msub>
              <mi>G</mi>
              <mn>2</mn>
            </msub>
            <mrow>
              <mover accent="true">
                <msubsup>
                  <mi>Z</mi>
                  <mn>2</mn>
                  <mtext>*</mtext>
                </msubsup>
                <mo stretchy="false">⃗</mo>
              </mover>
              <mo stretchy="false">−</mo>
              <mover accent="true">
                <msub>
                  <mi>Y</mi>
                  <mn>2</mn>
                </msub>
                <mo stretchy="false">⃗</mo>
              </mover>
            </mrow>
            <mrow>
              <mspace width="2em"/>
              <mo stretchy="false">∈</mo>
              <mspace width="2em"/>
            </mrow>
            <mi>C</mi>
            <msup>
              <mrow>
                <mo fence="true" stretchy="false">(</mo>
                <mrow>
                  <msub>
                    <mi>G</mi>
                    <mn>2</mn>
                  </msub>
                </mrow>
                <mo fence="true" stretchy="false">)</mo>
              </mrow>
              <mrow>
                <mrow/>
                <mo stretchy="false">⊥</mo>
                <mrow/>
              </mrow>
            </msup>
          </mrow>
        </mtd>
      </mtr>
      <mtr>
        <mtd>
          <mrow/>
        </mtd>
      </mtr>
      <mtr>
        <mtd>
          <mrow>
            <mtext>That is to say that </mtext>
            <msub>
              <mi>G</mi>
              <mn>2</mn>
            </msub>
            <mrow>
              <mover accent="true">
                <msubsup>
                  <mi>Z</mi>
                  <mn>2</mn>
                  <mtext>*</mtext>
                </msubsup>
                <mo stretchy="false">⃗</mo>
              </mover>
              <mo stretchy="false">−</mo>
              <mover accent="true">
                <msub>
                  <mi>Y</mi>
                  <mn>2</mn>
                </msub>
                <mo stretchy="false">⃗</mo>
              </mover>
            </mrow>
          </mrow>
        </mtd>
      </mtr>
      <mtr>
        <mtd>
          <mrow/>
        </mtd>
      </mtr>
      <mtr>
        <mtd>
          <mrow>
            <mtext> is orthogonal to the column space of </mtext>
            <msub>
              <mi>G</mi>
              <mn>2</mn>
            </msub>
          </mrow>
        </mtd>
      </mtr>
      <mtr>
        <mtd>
          <mrow/>
        </mtd>
      </mtr>
      <mtr>
        <mtd>
          <mtext>MAJOR STEP:   Using the linear algrebra principle that</mtext>
        </mtd>
      </mtr>
      <mtr>
        <mtd>
          <mrow/>
        </mtd>
      </mtr>
      <mtr>
        <mtd>
          <mrow>
            <mi>C</mi>
            <msup>
              <mrow>
                <mo fence="true" stretchy="false">(</mo>
                <mrow>
                  <mi>A</mi>
                </mrow>
                <mo fence="true" stretchy="false">)</mo>
              </mrow>
              <mrow>
                <mrow/>
                <mo stretchy="false">⊥</mo>
                <mrow/>
              </mrow>
            </msup>
            <mrow>
              <mspace width="2em"/>
              <mo stretchy="false">=</mo>
              <mspace width="2em"/>
            </mrow>
            <mi>N</mi>
            <mrow>
              <mo fence="true" stretchy="false">(</mo>
              <mrow>
                <msup>
                  <mi>A</mi>
                  <mi>T</mi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text>where </mtext>
            <mi>N</mi>
            <mrow>
              <mo fence="true" stretchy="false">(</mo>
              <mrow>
                <msup>
                  <mi>A</mi>
                  <mi>T</mi>
                </msup>
              </mrow>
              <mo fence="true" stretchy="false">)</mo>
            </mrow>
            <mtext> is the null space of </mtext>
            <msup>
              <mi>A</mi>
              <mi>T</mi>
            </msup>
          </mrow>
        </mtd>
      </mtr>
      <mtr>
        <mtd>
          <mrow/>
        </mtd>
      </mtr>
      <mtr>
        <mtd>
          <mrow>
            <msub>
              <mi>G</mi>
              <mn>2</mn>
            </msub>
            <mrow>
              <mover accent="true">
                <msubsup>
                  <mi>Z</mi>
                  <mn>2</mn>
                  <mtext>*</mtext>
                </msubsup>
                <mo stretchy="false">⃗</mo>
              </mover>
              <mo stretchy="false">−</mo>
              <mover accent="true">
                <msub>
                  <mi>Y</mi>
                  <mn>2</mn>
                </msub>
                <mo stretchy="false">⃗</mo>
              </mover>
            </mrow>
            <mrow>
              <mspace width="2em"/>
              <mo stretchy="false">∈</mo>
              <mspace width="2em"/>
            </mrow>
            <mi>N</mi>
            <mrow>
              <mo fence="true" stretchy="false">(</mo>
              <mrow>
                <msup>
                  <msub>
                    <mi>G</mi>
                    <mn>2</mn>
                  </msub>
                  <mi>T</mi>
                </msup>
              </mrow>
              <mo fence="true" stretchy="false">)</mo>
            </mrow>
          </mrow>
        </mtd>
      </mtr>
      <mtr>
        <mtd>
          <mrow/>
        </mtd>
      </mtr>
      <mtr>
        <mtd>
          <mtext>we can perform a linear transformation using</mtext>
        </mtd>
      </mtr>
      <mtr>
        <mtd>
          <mrow/>
        </mtd>
      </mtr>
      <mtr>
        <mtd>
          <mrow>
            <mtext/>
            <msubsup>
              <mi>G</mi>
              <mn>2</mn>
              <mi>T</mi>
            </msubsup>
            <mtext> on </mtext>
            <msub>
              <mi>G</mi>
              <mn>2</mn>
            </msub>
            <mrow>
              <mover accent="true">
                <msubsup>
                  <mi>Z</mi>
                  <mn>2</mn>
                  <mtext>*</mtext>
                </msubsup>
                <mo stretchy="false">⃗</mo>
              </mover>
              <mo stretchy="false">−</mo>
              <mover accent="true">
                <msub>
                  <mi>Y</mi>
                  <mn>2</mn>
                </msub>
                <mo stretchy="false">⃗</mo>
              </mover>
            </mrow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text>and we get  </mtext>
            <msubsup>
              <mi>G</mi>
              <mn>2</mn>
              <mi>T</mi>
            </msubsup>
            <msub>
              <mi>G</mi>
              <mn>2</mn>
            </msub>
            <mrow>
              <mover accent="true">
                <msubsup>
                  <mi>Z</mi>
                  <mn>2</mn>
                  <mtext>*</mtext>
                </msubsup>
                <mo stretchy="false">⃗</mo>
              </mover>
              <mo stretchy="false">−</mo>
              <msubsup>
                <mi>G</mi>
                <mn>2</mn>
                <mi>T</mi>
              </msubsup>
            </mrow>
            <mover accent="true">
              <msub>
                <mi>Y</mi>
                <mn>2</mn>
              </msub>
              <mo stretchy="false">⃗</mo>
            </mover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text> or simply </mtext>
        </mtd>
      </mtr>
      <mtr>
        <mtd>
          <mrow/>
        </mtd>
      </mtr>
      <mtr>
        <mtd>
          <mrow>
            <msubsup>
              <mi>G</mi>
              <mn>2</mn>
              <mi>T</mi>
            </msubsup>
            <msub>
              <mi>G</mi>
              <mn>2</mn>
            </msub>
            <mover accent="true">
              <msubsup>
                <mi>Z</mi>
                <mn>2</mn>
                <mtext>*</mtext>
              </msubsup>
              <mo stretchy="false">⃗</mo>
            </mover>
            <mrow>
              <mspace width="2em"/>
              <mo stretchy="false">=</mo>
              <mspace width="2em"/>
            </mrow>
            <msubsup>
              <mi>G</mi>
              <mn>2</mn>
              <mi>T</mi>
            </msubsup>
            <mover accent="true">
              <msub>
                <mi>Y</mi>
                <mn>2</mn>
              </msub>
              <mo stretchy="false">⃗</mo>
            </mover>
          </mrow>
        </mtd>
      </mtr>
      <mtr>
        <mtd>
          <mrow/>
        </mtd>
      </mtr>
      <mtr>
        <mtd>
          <mtext>The last equation above is our linear algebraic equation for a</mtext>
        </mtd>
      </mtr>
      <mtr>
        <mtd>
          <mrow>
            <mtext>linear least squares solution for </mtext>
            <mover accent="true">
              <msubsup>
                <mi>Z</mi>
                <mn>2</mn>
                <mtext>*</mtext>
              </msubsup>
              <mo stretchy="false">⃗</mo>
            </mover>
            <mtext> given </mtext>
            <mover accent="true">
              <msub>
                <mi>Y</mi>
                <mn>2</mn>
              </msub>
              <mo stretchy="false">⃗</mo>
            </mover>
          </mrow>
        </mtd>
      </mtr>
      <mtr>
        <mtd>
          <mrow/>
        </mtd>
      </mtr>
      <mtr>
        <mtd>
          <mrow>
            <mstyle mathvariant="bold">
              <mtext>AND</mtext>
            </mstyle>
            <mtext> it's important to note that </mtext>
            <msubsup>
              <mi>G</mi>
              <mn>2</mn>
              <mi>T</mi>
            </msubsup>
            <msub>
              <mi>G</mi>
              <mn>2</mn>
            </msub>
            <mtext> will be square, </mtext>
          </mrow>
        </mtd>
      </mtr>
      <mtr>
        <mtd>
          <mtext>have full rank, and be invertible allowing us to get </mtext>
        </mtd>
      </mtr>
      <mtr>
        <mtd>
          <mrow>
            <mtext>unique solutions for </mtext>
            <mover accent="true">
              <msubsup>
                <mi>Z</mi>
                <mn>2</mn>
                <mtext>*</mtext>
              </msubsup>
              <mo stretchy="false">⃗</mo>
            </mover>
          </mrow>
        </mtd>
      </mtr>
      <mtr>
        <mtd>
          <mrow/>
        </mtd>
      </mtr>
      <mtr>
        <mtd>
          <mtext>It's also symmetric! This will help us a lot when we talk about </mtext>
        </mtd>
      </mtr>
      <mtr>
        <mtd>
          <mtext>principle component analysis.</mtext>
        </mtd>
      </mtr>
      <mtr>
        <mtd>
          <mrow/>
        </mtd>
      </mtr>
    </mtable>
    <annotation encoding="StarMath 5.0">newline
newline
alignc "Because we have 2 equations and 2 unknowns," newline
alignc "       we can find unique solutions for" newline
alignc "       the slope m and the y intercept b"
newline
newline
m_1 x_1 + b_1 = y_1 newline
m_1 x_2 + b_1 = y_2 newline
newline
left[ matrix{ x_1 # 1 ## x_2 # 1} right]
left[ matrix{ m_1 ## b_1} right] = left[ matrix{ y_1 ## y_2} right] 
newline
newline
G_1=left[ matrix{ x_1 # 1 ## x_2 # 1} right],
~~~vec Z_1=left[ matrix{ m_1 ## b_1} right],
~~~vec Y_1=left[ matrix{ y_1 ## y_2} right]
newline
newline
G_1 vec Z_1 = vec Y_1,~~"where"~~Y_1 ~in~ ColumnSpace( G_1 )
newline
newline
alignc "Now assume that we have system and/or measurement errors." newline
alignc "To determine better estimates for new "m_2" and "b_2", we take many" newline
alignc "measurements to help average out the errors." newline
newline

left[ matrix{ x_1 # 1 ## x_2 # 1 ##  x_3 # 1 ## x_4 # 1} right]
left[ matrix{ m_2 ## b_2} right] = left[ matrix{ y_1 ## y_2 ##  y_3 ## y_4} right] newline
newline 
G_2=left[ matrix{ x_1 # 1 ## x_2 # 1 ##  x_3 # 1 ## x_4 # 1} right]
~~~vec Z_2=left[ matrix{ m_2 ## b_2} right],
~~~vec Y_2=left[ matrix{ y_1 ## y_2 ##  y_3 ## y_4} right]
newline
newline
~~G_2 vec Z_2 ~&lt;&gt;~ vec Y_2, ~~"where"~~vec Y_2 ~notin~ ColumnSpace(G_2) newline
newline 
alignc "But, there is a way to find a "vec Z^"*"" that minimizes the error to "vec Y_2 newline
alignc "as "G_2 vec Z^"*"" passes thru the column space of "G_2"," newline
alignc "which is done by minimizing " newline
newline
ldline ~ vec Y_2 ~-~ G_2 vec Z^"*"_2 ~ rdline newline
newline
G_2 vec Z^"*"_2 ~=~ proj_{C_{S}(G_2)} vec Y_2 ~~~( eqn~1)
newline
newline
alignc "Meaning that " G_2 vec Z^"*"_2 "  is just the projection of  " vec Y_2 newline
alignc "back into the column space of " G_2 newline
newline
alignc "Now, all orthogonal projections from " G_2 vec Z^"*"_2 " to " vec Y_2 " are " newline
newline
G_2 vec Z^"*"_2 - vec Y_2, newline
newline
alignc "so let's subtract " vec Y_2 " from both sides of equation 1 to form equation 2"
newline
newline
G_2 vec Z^"*"_2 - vec Y_2 ~=~ proj_{C_{S}(G_2)} vec Y_2 - vec Y_2 ~~~( eqn~2) newline
newline
alignc "Now as just stated, " newline
newline
G_2 vec Z^"*"_2 - vec Y_2 ~in~ C( G_2 )^{{}ortho{}} newline
newline
alignc "That is to say that " G_2 vec Z^"*"_2 - vec Y_2 newline
newline
alignc " is orthogonal to the column space of " G_2 newline
newline
alignc "MAJOR STEP:   Using the linear algrebra principle that" newline
newline
C( A )^{{}ortho{}} ~=~ N( A^{T} ) newline
newline
alignc "where " N( A^{T} ) " is the null space of " A^{T}
newline
newline
G_2 vec Z^"*"_2 - vec Y_2 ~in~ N( {G_2}^T )
newline
newline
alignc "we can perform a linear transformation using" newline
newline
alignc "" G_{2}^{T} " on " G_2 vec Z^"*"_2 - vec Y_2 ~=~ 0 newline
newline
alignc "and we get  " G_{2}^{T}G_2 vec Z^"*"_2 - G_{2}^{T} vec Y_2 ~=~ 0
newline
newline
alignc " or simply "
newline
newline
G_{2}^{T}G_2 vec Z^"*"_2 ~=~ G_{2}^{T} vec Y_2
newline
newline
alignc "The last equation above is our linear algebraic equation for a" newline
alignc "linear least squares solution for " vec Z^"*"_2 " given " vec Y_2 newline
newline
alignc bold "AND"  " it's important to note that "G_{2}^{T}G_2" will be square, " newline
alignc "have full rank, and be invertible allowing us to get " newline
alignc "unique solutions for " vec Z^"*"_2
newline
newline
alignc "It's also symmetric! This will help us a lot when we talk about " newline
alignc "principle component analysis."
newline
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4:59:07.814114729</meta:creation-date>
    <dc:date>2018-12-15T22:37:58.516643638</dc:date>
    <meta:editing-duration>PT10H47M42S</meta:editing-duration>
    <meta:editing-cycles>15</meta:editing-cycles>
    <meta:generator>LibreOffice/5.1.6.2$Linux_X86_64 LibreOffice_project/10m0$Build-2</meta:generator>
  </office:meta>
</office:document-meta>
</file>